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80831" officeooo:paragraph-rsid="0006659d"/>
    </style:style>
    <style:style style:name="P2" style:family="paragraph" style:parent-style-name="Standard">
      <style:text-properties fo:language="en" fo:country="US" officeooo:rsid="000a1514" officeooo:paragraph-rsid="000a1514"/>
    </style:style>
    <style:style style:name="P3" style:family="paragraph" style:parent-style-name="Standard" style:list-style-name="L1">
      <style:text-properties fo:language="en" fo:country="US" officeooo:rsid="000a1514" officeooo:paragraph-rsid="000a151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My project uses Low Pin Count USB development board. The device is PIC16F1459. The debugger is Pick it 3.</text:p>
      <text:p text:style-name="P2">The application is developed with MPLAB X IDE using PIC_16C template file.</text:p>
      <text:p text:style-name="P2">The project properties uses LPCUSBDK_16F1459 configuration.</text:p>
      <text:p text:style-name="P2">After preparing the different file, I click on debug main project and the following events appear:</text:p>
      <text:list xml:id="list5520572196414417531" text:style-name="L1">
        <text:list-item>
          <text:p text:style-name="P3">Error message: “Check that the device selected in MPLAB X IDE (PIC16F1459) is the same one that is physically attached to the debug tool”</text:p>
        </text:list-item>
        <text:list-item>
          <text:p text:style-name="P3">At the end of the process the Pick it 3 led status is red.</text:p>
        </text:list-item>
      </text:list>
      <text:p text:style-name="P2">Is the LPCUSBDK_16F1459 correct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14:45:22.742380601</meta:creation-date>
    <dc:date>2015-05-04T16:36:22.354635587</dc:date>
    <meta:editing-duration>PT18M28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1" meta:paragraph-count="7" meta:word-count="98" meta:character-count="566" meta:non-whitespace-character-count="477"/>
  </office:meta>
</office:document-meta>
</file>